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pace" svg:font-family="Monospace" style:font-pitch="fixed"/>
    <style:font-face style:name="Bitstream Vera Sans Mono" svg:font-family="'Bitstream Vera Sans Mono'"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Monospace"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paragraph-properties fo:text-align="justify" style:justify-single-word="false"/>
    </style:style>
    <style:style style:name="P5" style:family="paragraph" style:parent-style-name="Heading_20_2">
      <style:paragraph-properties fo:break-before="page"/>
    </style:style>
    <style:style style:name="P6" style:family="paragraph">
      <style:paragraph-properties fo:text-align="center"/>
    </style:style>
    <style:style style:name="P7" style:family="paragraph">
      <style:text-properties fo:font-size="10pt" style:font-size-asian="10pt" style:font-size-complex="10pt"/>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fill="solid" draw:fill-color="#333333" draw:textarea-horizontal-align="center" draw:textarea-vertical-align="middle" style:run-through="foreground"/>
    </style:style>
    <style:style style:name="gr5" style:family="graphic">
      <style:graphic-properties draw:fill-color="#ffffff" draw:textarea-horizontal-align="center" draw:textarea-vertical-align="middle" style:run-through="foreground"/>
    </style:style>
    <style:style style:name="gr6" style:family="graphic">
      <style:graphic-properties draw:fill-color="#000000" draw:textarea-horizontal-align="center" draw:textarea-vertical-align="middle" style:run-through="foreground"/>
    </style:style>
    <style:style style:name="gr7" style:family="graphic">
      <style:graphic-properties draw:fill="solid" draw:fill-color="#b3b3b3" draw:fill-gradient-name="Gradient_20_1" draw:fill-hatch-name="Black_20_90_20_Degrees" draw:fill-hatch-solid="false" draw:textarea-horizontal-align="center" draw:textarea-vertical-align="middle" style:run-through="foreground"/>
    </style:style>
    <style:style style:name="gr8" style:family="graphic">
      <style:graphic-properties draw:fill="solid" draw:fill-color="#b3b3b3" draw:textarea-horizontal-align="center" draw:textarea-vertical-align="middle" style:run-through="foreground"/>
    </style:style>
    <style:style style:name="gr9" style:family="graphic">
      <style:graphic-properties draw:fill-color="#ffffff" draw:textarea-horizontal-align="center" draw:textarea-vertical-align="middle" style:run-through="foreground" style:vertical-pos="from-top" style:vertical-rel="paragraph" style:horizontal-pos="from-left" style:horizontal-rel="paragraph"/>
    </style:style>
    <style:style style:name="gr10" style:family="graphic">
      <style:graphic-properties draw:fill-color="#ffffff" draw:textarea-horizontal-align="center" draw:textarea-vertical-align="middle" style:run-through="foreground" style:vertical-pos="from-top" style:vertical-rel="paragraph-content" style:horizontal-pos="from-left" style:horizontal-rel="paragraph-content"/>
    </style:style>
    <style:style style:name="gr11" style:family="graphic">
      <style:graphic-properties draw:fill-color="#000000" draw:textarea-horizontal-align="center" draw:textarea-vertical-align="middle" style:run-through="foreground" style:vertical-pos="from-top" style:vertical-rel="paragraph-content" style:horizontal-pos="from-left" style:horizontal-rel="paragraph-content"/>
    </style:style>
    <style:style style:name="gr12" style:family="graphic">
      <style:graphic-properties draw:fill-color="#ffff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ff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14" style:family="graphic">
      <style:graphic-properties draw:fill="solid" draw:fill-color="#333333" draw:textarea-horizontal-align="center" draw:textarea-vertical-align="middle" style:run-through="foreground" style:vertical-pos="from-top" style:vertical-rel="paragraph" style:horizontal-pos="from-left" style:horizontal-rel="paragraph"/>
    </style:style>
    <style:style style:name="gr15" style:family="graphic">
      <style:graphic-properties draw:fill="solid" draw:fill-color="#b3b3b3" draw:textarea-horizontal-align="center" draw:textarea-vertical-align="middle" style:run-through="foreground" style:vertical-pos="from-top" style:vertical-rel="paragraph" style:horizontal-pos="from-left" style:horizontal-rel="paragraph"/>
    </style:style>
    <style:style style:name="gr16"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DI Übungsblatt</text:h>
      <text:p text:style-name="Text_20_body"/>
      <text:h text:style-name="Heading_20_2" text:outline-level="2">Aufgabe 1</text:h>
      <text:p text:style-name="P4">Das Spiel „Jumping Cube“ ist eine Spiel für zwei Teilnehmer, das auf einem n*m Spielfeld basiert. Auf jedem Feld liegt ein Würfel, dessen Wert zu Beginn des Spiels den Wert „Eins“ zeigt. Die beiden Spieler wählen abwechselnd einen Würfel. Der Wert des Würfels wird um eins erhöht und dem Spieler zugeordnet, der den Würfel gewählt hat. Es dürfen nur Würfel gewählt werden, die sich selbst, oder noch keinem Spieler zugeordnet sind.</text:p>
      <text:p text:style-name="P4">Hat ein Würfel einen höheren Wert als die Anzahl der angrenzenden Felder (ohne diagonale Nachbarn), wird der Wert des Würfels zurück auf 1 gesetzt und die umliegenden Felder werden um 1 erhöht und dem Spieler zugeordnet. Falls ein betroffener Würfel das Kriterium wiederum erfüllt, wird das Ereignis erneut ausgelöst.</text:p>
      <text:p text:style-name="Standard">Das Spiel ist beendet, wenn ein Spieler im Besitz aller Würfel ist.</text:p>
      <text:p text:style-name="Standard"/>
      <text:p text:style-name="P4">Das folgende Bild beschreibt beispielhaft einen Auszug eines Spielablaufes. Im ersten Bild gehört der obere linke Würfel einem Spieler. Der zweite Spieler wählt dann einen anderen Würfel. Der erste Spieler wählt anschließend den selben Würfel wie im letzten Zug. Dieser Würfel hat nun den Wert „drei“. Da er nur zwei Nachbarn besitzt, springen die Werte dieses Würfels an die Nachbarn über. Die Werte der Würfel werden angepasst und die betroffenen Würfel werden dem Spieler zugeordnet.</text:p>
      <text:p text:style-name="P4"/>
      <text:p text:style-name="Standard"/>
      <text:p text:style-name="Standard"><draw:rect text:anchor-type="paragraph" draw:z-index="14" draw:style-name="gr14" draw:text-style-name="P6" svg:width="0.463cm" svg:height="0.463cm" svg:x="12.342cm" svg:y="0.413cm"><text:p/></draw:rect><draw:custom-shape text:anchor-type="paragraph" draw:z-index="10" draw:style-name="gr12" draw:text-style-name="P6" svg:width="0.345cm" svg:height="0.299cm" svg:x="1.446cm" svg:y="0.101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2" draw:style-name="gr12" draw:text-style-name="P6" svg:width="0.345cm" svg:height="0.299cm" svg:x="9.398cm" svg:y="0.099cm"><text:p/><draw:enhanced-geometry svg:viewBox="0 0 21600 21600" draw:text-areas="6722 8256 14878 15460" draw:type="star5" draw:enhanced-path="M 10797 0 L 8278 8256 0 8256 6722 13405 4198 21600 10797 16580 17401 21600 14878 13405 21600 8256 13321 8256 10797 0 Z N"/></draw:custom-shape><draw:frame text:anchor-type="paragraph" draw:z-index="20" draw:style-name="gr17" draw:text-style-name="P7" svg:width="2.541cm" svg:height="0.509cm" svg:x="13.077cm" svg:y="0.4cm"><draw:text-box><text:p><text:span text:style-name="T4">Spieler 1</text:span></text:p></draw:text-box></draw:frame></text:p>
      <text:p text:style-name="Standard"><draw:g text:anchor-type="paragraph" draw:z-index="2" draw:style-name="gr1"><draw:g draw:style-name="gr2"><draw:rect draw:style-name="gr3" draw:text-style-name="P6" svg:width="0.87cm" svg:height="0.87cm" svg:x="8.92cm" svg:y="1.39cm"><text:p/></draw:rect><draw:g draw:style-name="gr2"><draw:rect draw:style-name="gr4" draw:text-style-name="P6" svg:width="0.87cm" svg:height="0.87cm" svg:x="9.79cm" svg:y="-0.349cm"><text:p/></draw:rect><draw:rect draw:style-name="gr3" draw:text-style-name="P6" svg:width="0.87cm" svg:height="0.87cm" svg:x="10.659cm" svg:y="-0.349cm"><text:p/></draw:rect><draw:rect draw:style-name="gr4" draw:text-style-name="P6" svg:width="0.87cm" svg:height="0.87cm" svg:x="8.92cm" svg:y="0.521cm"><text:p/></draw:rect><draw:rect draw:style-name="gr3" draw:text-style-name="P6" svg:width="0.87cm" svg:height="0.87cm" svg:x="9.79cm" svg:y="0.521cm"><text:p/></draw:rect><draw:rect draw:style-name="gr8" draw:text-style-name="P6" svg:width="0.87cm" svg:height="0.87cm" svg:x="10.659cm" svg:y="0.521cm"><text:p/></draw:rect><draw:rect draw:style-name="gr3" draw:text-style-name="P6" svg:width="0.87cm" svg:height="0.87cm" svg:x="9.79cm" svg:y="1.39cm"><text:p/></draw:rect><draw:rect draw:style-name="gr4" draw:text-style-name="P6" svg:width="0.87cm" svg:height="0.87cm" svg:x="8.92cm" svg:y="-0.349cm"><text:p/></draw:rect><draw:rect draw:style-name="gr3" draw:text-style-name="P6" svg:width="0.87cm" svg:height="0.87cm" svg:x="10.659cm" svg:y="1.39cm"><text:p/></draw:rect></draw:g></draw:g><draw:circle draw:style-name="gr5" draw:text-style-name="P6" svg:width="0.151cm" svg:height="0.151cm" svg:x="9.294cm" svg:y="0.036cm"><text:p/></draw:circle><draw:circle draw:style-name="gr5" draw:text-style-name="P6" svg:width="0.151cm" svg:height="0.151cm" svg:x="10.393cm" svg:y="0.224cm"><text:p/></draw:circle><draw:circle draw:style-name="gr6" draw:text-style-name="P6" svg:width="0.103cm" svg:height="0.103cm" svg:x="11.097cm" svg:y="0.055cm"><text:p/></draw:circle><draw:circle draw:style-name="gr6" draw:text-style-name="P6" svg:width="0.103cm" svg:height="0.103cm" svg:x="9.294cm" svg:y="1.842cm"><text:p/></draw:circle><draw:circle draw:style-name="gr5" draw:text-style-name="P6" svg:width="0.151cm" svg:height="0.151cm" svg:x="9.125cm" svg:y="0.736cm"><text:p/></draw:circle><draw:circle draw:style-name="gr6" draw:text-style-name="P6" svg:width="0.103cm" svg:height="0.103cm" svg:x="10.171cm" svg:y="0.891cm"><text:p/></draw:circle><draw:circle draw:style-name="gr6" draw:text-style-name="P6" svg:width="0.103cm" svg:height="0.103cm" svg:x="10.171cm" svg:y="1.817cm"><text:p/></draw:circle><draw:circle draw:style-name="gr6" draw:text-style-name="P6" svg:width="0.103cm" svg:height="0.103cm" svg:x="11.072cm" svg:y="1.768cm"><text:p/></draw:circle><draw:circle draw:style-name="gr6" draw:text-style-name="P6" svg:width="0.103cm" svg:height="0.103cm" svg:x="11.167cm" svg:y="1.018cm"><text:p/></draw:circle></draw:g><draw:rect text:anchor-type="paragraph" draw:z-index="16" draw:style-name="gr15" draw:text-style-name="P6" svg:width="0.436cm" svg:height="0.436cm" svg:x="12.367cm" svg:y="0.75cm"><text:p/></draw:rect><draw:circle text:anchor-type="paragraph" draw:z-index="3" draw:style-name="gr9" draw:text-style-name="P6" svg:width="0.151cm" svg:height="0.151cm" svg:x="1.461cm" svg:y="0.199cm"><text:p/></draw:circle></text:p>
      <text:p text:style-name="Standard"><draw:g text:anchor-type="paragraph" draw:z-index="1" draw:style-name="gr1"><draw:g draw:style-name="gr2"><draw:rect draw:style-name="gr3" draw:text-style-name="P6" svg:width="0.87cm" svg:height="0.87cm" svg:x="4.921cm" svg:y="0.935cm"><text:p/></draw:rect><draw:g draw:style-name="gr2"><draw:rect draw:style-name="gr3" draw:text-style-name="P6" svg:width="0.87cm" svg:height="0.87cm" svg:x="5.791cm" svg:y="-0.804cm"><text:p/></draw:rect><draw:rect draw:style-name="gr3" draw:text-style-name="P6" svg:width="0.87cm" svg:height="0.87cm" svg:x="6.66cm" svg:y="-0.804cm"><text:p/></draw:rect><draw:rect draw:style-name="gr3" draw:text-style-name="P6" svg:width="0.87cm" svg:height="0.87cm" svg:x="4.921cm" svg:y="0.066cm"><text:p/></draw:rect><draw:rect draw:style-name="gr3" draw:text-style-name="P6" svg:width="0.87cm" svg:height="0.87cm" svg:x="5.791cm" svg:y="0.066cm"><text:p/></draw:rect><draw:rect draw:style-name="gr7" draw:text-style-name="P6" svg:width="0.87cm" svg:height="0.87cm" svg:x="6.66cm" svg:y="0.066cm"><text:p/></draw:rect><draw:rect draw:style-name="gr3" draw:text-style-name="P6" svg:width="0.87cm" svg:height="0.87cm" svg:x="5.791cm" svg:y="0.935cm"><text:p/></draw:rect><draw:rect draw:style-name="gr4" draw:text-style-name="P6" svg:width="0.87cm" svg:height="0.87cm" svg:x="4.921cm" svg:y="-0.804cm"><text:p/></draw:rect><draw:rect draw:style-name="gr3" draw:text-style-name="P6" svg:width="0.87cm" svg:height="0.87cm" svg:x="6.66cm" svg:y="0.935cm"><text:p/></draw:rect></draw:g></draw:g><draw:circle draw:style-name="gr6" draw:text-style-name="P6" svg:width="0.103cm" svg:height="0.103cm" svg:x="6.196cm" svg:y="-0.414cm"><text:p/></draw:circle><draw:circle draw:style-name="gr6" draw:text-style-name="P6" svg:width="0.103cm" svg:height="0.103cm" svg:x="7.098cm" svg:y="-0.4cm"><text:p/></draw:circle><draw:circle draw:style-name="gr6" draw:text-style-name="P6" svg:width="0.103cm" svg:height="0.103cm" svg:x="5.295cm" svg:y="1.387cm"><text:p/></draw:circle><draw:circle draw:style-name="gr6" draw:text-style-name="P6" svg:width="0.103cm" svg:height="0.103cm" svg:x="5.295cm" svg:y="0.436cm"><text:p/></draw:circle><draw:circle draw:style-name="gr6" draw:text-style-name="P6" svg:width="0.103cm" svg:height="0.103cm" svg:x="6.172cm" svg:y="0.436cm"><text:p/></draw:circle><draw:circle draw:style-name="gr6" draw:text-style-name="P6" svg:width="0.103cm" svg:height="0.103cm" svg:x="6.172cm" svg:y="1.362cm"><text:p/></draw:circle><draw:circle draw:style-name="gr6" draw:text-style-name="P6" svg:width="0.103cm" svg:height="0.103cm" svg:x="7.073cm" svg:y="1.313cm"><text:p/></draw:circle><draw:circle draw:style-name="gr6" draw:text-style-name="P6" svg:width="0.103cm" svg:height="0.103cm" svg:x="7.196cm" svg:y="0.605cm"><text:p/></draw:circle></draw:g><draw:custom-shape text:anchor-type="paragraph" draw:z-index="11" draw:style-name="gr12" draw:text-style-name="P6" svg:width="0.345cm" svg:height="0.299cm" svg:x="7.186cm" svg:y="0.06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8" draw:style-name="gr16" svg:width="0.897cm" svg:height="0.465cm" svg:x="3.875cm" svg:y="0.2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1" draw:style-name="gr17" draw:text-style-name="P7" svg:width="2.541cm" svg:height="0.509cm" svg:x="13.063cm" svg:y="0.27cm"><draw:text-box><text:p><text:span text:style-name="T4">Spieler 2</text:span></text:p></draw:text-box></draw:frame></text:p>
      <text:p text:style-name="Standard"><draw:circle text:anchor-type="paragraph" draw:z-index="4" draw:style-name="gr10" draw:text-style-name="P6" svg:width="0.151cm" svg:height="0.151cm" svg:x="5.47cm" svg:y="-0.7cm"><text:p/></draw:circle><draw:circle text:anchor-type="paragraph" draw:z-index="5" draw:style-name="gr10" draw:text-style-name="P6" svg:width="0.151cm" svg:height="0.151cm" svg:x="5.129cm" svg:y="-1.03cm"><text:p/></draw:circle><draw:circle text:anchor-type="paragraph" draw:z-index="8" draw:style-name="gr10" draw:text-style-name="P6" svg:width="0.151cm" svg:height="0.151cm" svg:x="9.999cm" svg:y="-1cm"><text:p/></draw:circle><draw:circle text:anchor-type="paragraph" draw:z-index="9" draw:style-name="gr10" draw:text-style-name="P6" svg:width="0.151cm" svg:height="0.151cm" svg:x="9.47cm" svg:y="0.161cm"><text:p/></draw:circle><draw:custom-shape text:anchor-type="paragraph" draw:z-index="13" draw:style-name="gr13" draw:text-style-name="P6" svg:width="0.5cm" svg:height="0.454cm" svg:x="12.365cm" svg:y="0.621cm"><text:p/><draw:enhanced-geometry svg:viewBox="0 0 21600 21600" draw:text-areas="6722 8256 14878 15460" draw:type="star5" draw:enhanced-path="M 10797 0 L 8278 8256 0 8256 6722 13405 4198 21600 10797 16580 17401 21600 14878 13405 21600 8256 13321 8256 10797 0 Z N"/></draw:custom-shape></text:p>
      <text:p text:style-name="Standard"><draw:g text:anchor-type="paragraph" draw:z-index="0" draw:style-name="gr1"><draw:g draw:style-name="gr2"><draw:rect draw:style-name="gr3" draw:text-style-name="P6" svg:width="0.87cm" svg:height="0.87cm" svg:x="0.921cm" svg:y="0.03cm"><text:p/></draw:rect><draw:g draw:style-name="gr2"><draw:rect draw:style-name="gr3" draw:text-style-name="P6" svg:width="0.87cm" svg:height="0.87cm" svg:x="1.791cm" svg:y="-1.709cm"><text:p/></draw:rect><draw:rect draw:style-name="gr3" draw:text-style-name="P6" svg:width="0.87cm" svg:height="0.87cm" svg:x="2.66cm" svg:y="-1.709cm"><text:p/></draw:rect><draw:rect draw:style-name="gr3" draw:text-style-name="P6" svg:width="0.87cm" svg:height="0.87cm" svg:x="0.921cm" svg:y="-0.839cm"><text:p/></draw:rect><draw:rect draw:style-name="gr3" draw:text-style-name="P6" svg:width="0.87cm" svg:height="0.87cm" svg:x="1.791cm" svg:y="-0.839cm"><text:p/></draw:rect><draw:rect draw:style-name="gr3" draw:text-style-name="P6" svg:width="0.87cm" svg:height="0.87cm" svg:x="2.66cm" svg:y="-0.839cm"><text:p/></draw:rect><draw:rect draw:style-name="gr3" draw:text-style-name="P6" svg:width="0.87cm" svg:height="0.87cm" svg:x="1.791cm" svg:y="0.03cm"><text:p/></draw:rect><draw:rect draw:style-name="gr4" draw:text-style-name="P6" svg:width="0.87cm" svg:height="0.87cm" svg:x="0.921cm" svg:y="-1.709cm"><text:p/></draw:rect><draw:rect draw:style-name="gr3" draw:text-style-name="P6" svg:width="0.87cm" svg:height="0.87cm" svg:x="2.66cm" svg:y="0.03cm"><text:p/></draw:rect></draw:g></draw:g><draw:circle draw:style-name="gr5" draw:text-style-name="P6" svg:width="0.151cm" svg:height="0.151cm" svg:x="1.154cm" svg:y="-1.49cm"><text:p/></draw:circle><draw:circle draw:style-name="gr6" draw:text-style-name="P6" svg:width="0.103cm" svg:height="0.103cm" svg:x="2.196cm" svg:y="-1.319cm"><text:p/></draw:circle><draw:circle draw:style-name="gr6" draw:text-style-name="P6" svg:width="0.103cm" svg:height="0.103cm" svg:x="3.098cm" svg:y="-1.305cm"><text:p/></draw:circle><draw:circle draw:style-name="gr6" draw:text-style-name="P6" svg:width="0.103cm" svg:height="0.103cm" svg:x="1.295cm" svg:y="0.482cm"><text:p/></draw:circle><draw:circle draw:style-name="gr6" draw:text-style-name="P6" svg:width="0.103cm" svg:height="0.103cm" svg:x="1.295cm" svg:y="-0.469cm"><text:p/></draw:circle><draw:circle draw:style-name="gr6" draw:text-style-name="P6" svg:width="0.103cm" svg:height="0.103cm" svg:x="2.172cm" svg:y="-0.469cm"><text:p/></draw:circle><draw:circle draw:style-name="gr6" draw:text-style-name="P6" svg:width="0.103cm" svg:height="0.103cm" svg:x="2.172cm" svg:y="0.457cm"><text:p/></draw:circle><draw:circle draw:style-name="gr6" draw:text-style-name="P6" svg:width="0.103cm" svg:height="0.103cm" svg:x="3.073cm" svg:y="0.408cm"><text:p/></draw:circle><draw:circle draw:style-name="gr6" draw:text-style-name="P6" svg:width="0.103cm" svg:height="0.103cm" svg:x="3.098cm" svg:y="-0.469cm"><text:p/></draw:circle></draw:g><draw:circle text:anchor-type="paragraph" draw:z-index="6" draw:style-name="gr11" draw:text-style-name="P6" svg:width="0.103cm" svg:height="0.103cm" svg:x="6.874cm" svg:y="-0.633cm"><text:p/></draw:circle><draw:circle text:anchor-type="paragraph" draw:z-index="7" draw:style-name="gr11" draw:text-style-name="P6" svg:width="0.103cm" svg:height="0.103cm" svg:x="10.846cm" svg:y="-0.647cm"><text:p/></draw:circle><draw:frame text:anchor-type="paragraph" draw:z-index="22" draw:style-name="gr17" draw:text-style-name="P7" svg:width="3.225cm" svg:height="0.509cm" svg:x="13.06cm" svg:y="0.183cm"><draw:text-box><text:p><text:span text:style-name="T4">Zuletzt gewähltes Feld</text:span></text:p></draw:text-box></draw:frame></text:p>
      <text:p text:style-name="Standard"><draw:circle text:anchor-type="paragraph" draw:z-index="15" draw:style-name="gr10" draw:text-style-name="P6" svg:width="0.151cm" svg:height="0.151cm" svg:x="12.51cm" svg:y="-1.66cm"><text:p/></draw:circle><draw:custom-shape text:anchor-type="paragraph" draw:z-index="19" draw:style-name="gr16" svg:width="0.897cm" svg:height="0.465cm" svg:x="7.833cm" svg:y="-1.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draw:circle text:anchor-type="paragraph" draw:z-index="17" draw:style-name="gr11" draw:text-style-name="P6" svg:width="0.103cm" svg:height="0.103cm" svg:x="12.524cm" svg:y="-1.337cm"><text:p/></draw:circle></text:p>
      <text:p text:style-name="Standard"/>
      <text:p text:style-name="Standard"/>
      <text:p text:style-name="P4">Implementieren Sie dieses Spiel für die Konsole. Überlegen Sie sich eine geeignete Ausgabe, die Wert und Besitzer der Würfel verdeutlicht. Vor Beginn des Spiels soll die Größe des Spielfeldes gewählt werden können.</text:p>
      <text:p text:style-name="Standard"/>
      <text:p text:style-name="Standard">Eine mögliche Klassenaufteilung des Spiels wäre z.B.: <text:span text:style-name="Source_20_Text">Spiel</text:span>, <text:span text:style-name="Source_20_Text">Spielfeld</text:span>, <text:span text:style-name="Source_20_Text">Würfel</text:span></text:p>
      <text:p text:style-name="Standard"><text:span text:style-name="Source_20_Text"/></text:p>
      <text:p text:style-name="P4"><text:span text:style-name="T3">Tipp</text:span>: Für eine einfache Umsetzung von Aufgabe 3 empfiehlt es sich, ein Interface „Spieler“ zu verwenden, sodass lediglich die Implementierungen ausgetauscht werden müssen.</text:p>
      <text:p text:style-name="P4"/>
      <text:p text:style-name="P4"/>
      <text:h text:style-name="Heading_20_2" text:outline-level="2">Aufgabe 2</text:h>
      <text:p text:style-name="P4">Nach jedem Spielzug soll es möglich sein das Spiel speichern zu können. Beim Start des Programms soll der Benutzer die Möglichkeit haben, ein gespeichertes Spiel fortsetzen zu können.</text:p>
      <text:p text:style-name="Standard">Beachten Sie, dass das Spiel mit dem korrekten Spieler fortgesetzt wird.</text:p>
      <text:h text:style-name="P5" text:outline-level="2">Aufgabe 3</text:h>
      <text:p text:style-name="P4">Implementieren Sie einen einfachen Computergegner. Dieser soll aus den gültigen Zügen zufällig einen auswählen.</text:p>
      <text:p text:style-name="P4">Vor Beginn des Spiels soll für beide Spieler gewählt werden können, ob dieser ein Mensch oder Computergegner ist.</text:p>
      <text:p text:style-name="P4">Beim Speichern (Aufgabe 2) müssen die Spielertypen nicht mit gespeichert werden. Sie können beim Laden erneut abgefragt werden.</text:p>
      <text:p text:style-name="Standard"/>
      <text:p text:style-name="Standard">Folgender Code generiert eine Zufallszahl im Bereich von 0-9</text:p>
      <text:p text:style-name="Standard"/>
      <text:p text:style-name="P2"><text:span text:style-name="T1">import</text:span><text:span text:style-name="T2"> java.util.Random;</text:span></text:p>
      <text:p text:style-name="P3">...</text:p>
      <text:p text:style-name="P2"><text:span text:style-name="T2">Random randomGenerator = </text:span><text:span text:style-name="T1">new</text:span><text:span text:style-name="T2"> Random();</text:span></text:p>
      <text:p text:style-name="P2"><text:span text:style-name="T1">int</text:span><text:span text:style-name="T2"> someRandomNumber = randomGenerator.nextInt(10);</text:span></text:p>
      <text:p text:style-name="P1">...</text:p>
      <text:p text:style-name="Standard"/>
      <text:p text:style-name="Standard">Die Dokumentation zur Random-Klasse finden Sie hier:</text:p>
      <text:p text:style-name="Standard"><text:a xlink:type="simple" xlink:href="http://java.sun.com/javase/6/docs/api/java/util/Random.html">http://java.sun.com/javase/6/docs/api/java/util/Random.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Bitstream Vera Sans Mono" svg:font-family="'Bitstream Vera Sans Mono'"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90_20_Degrees" draw:display-name="Black 90 Degrees" draw:style="single" draw:color="#000000" draw:distance="0.102cm" draw:rotation="90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319cm" fo:margin-bottom="0.109cm" style:page-number="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21cm"/>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5T11:19:35</meta:creation-date>
    <meta:generator>OpenOffice.org/3.1$Unix OpenOffice.org_project/310m19$Build-9420</meta:generator>
    <dc:date>2010-02-02T12:53:37</dc:date>
    <meta:editing-duration>PT11H48M09S</meta:editing-duration>
    <meta:editing-cycles>23</meta:editing-cycles>
    <dc:title>GDI Übungsblatt</dc:title>
    <meta:document-statistic meta:table-count="0" meta:image-count="0" meta:object-count="0" meta:page-count="2" meta:paragraph-count="24" meta:word-count="403" meta:character-count="2702"/>
  </office:meta>
</office:document-meta>
</file>